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464" table:content-validation-name="val2" table:style-name="ce6">
            <text:p>10,464</text:p>
          </table:table-cell>
          <table:table-cell office:value-type="float" office:value="9571.6234256565895" table:content-validation-name="val1" table:style-name="ce7">
            <text:p>9,571.62</text:p>
          </table:table-cell>
          <table:table-cell office:value-type="float" office:value="21315" table:content-validation-name="val2" table:style-name="ce6">
            <text:p>21,315</text:p>
          </table:table-cell>
          <table:table-cell office:value-type="float" office:value="20060.997007549129" table:content-validation-name="val1" table:style-name="ce7">
            <text:p>20,061.00</text:p>
          </table:table-cell>
          <table:table-cell office:value-type="float" office:value="13156" table:content-validation-name="val2" table:style-name="ce6">
            <text:p>13,156</text:p>
          </table:table-cell>
          <table:table-cell office:value-type="float" office:value="12768.701682430985" table:content-validation-name="val1" table:style-name="ce7">
            <text:p>12,768.70</text:p>
          </table:table-cell>
          <table:table-cell office:value-type="float" office:value="4791" table:content-validation-name="val2" table:style-name="ce6">
            <text:p>4,791</text:p>
          </table:table-cell>
          <table:table-cell office:value-type="float" office:value="4692.0363063065024" table:content-validation-name="val1" table:style-name="ce7">
            <text:p>4,692.04</text:p>
          </table:table-cell>
          <table:table-cell office:value-type="float" office:value="354" table:content-validation-name="val2" table:style-name="ce6">
            <text:p>354</text:p>
          </table:table-cell>
          <table:table-cell office:value-type="float" office:value="350.17297297299996" table:content-validation-name="val1" table:style-name="ce7">
            <text:p>350.17</text:p>
          </table:table-cell>
          <table:table-cell office:value-type="float" office:value="145" table:content-validation-name="val2" table:style-name="ce6">
            <text:p>145</text:p>
          </table:table-cell>
          <table:table-cell office:value-type="float" office:value="143.53918918919999" table:content-validation-name="val1" table:style-name="ce7">
            <text:p>143.54</text:p>
          </table:table-cell>
          <table:table-cell office:value-type="float" office:value="50225" table:style-name="ce8">
            <text:p>50,225</text:p>
          </table:table-cell>
          <table:table-cell office:value-type="float" office:value="47587.0705841054" table:style-name="ce9">
            <text:p>47,587.07</text:p>
          </table:table-cell>
          <table:table-cell office:value-type="float" office:value="4419" table:content-validation-name="val4" table:style-name="ce6">
            <text:p>4,419</text:p>
          </table:table-cell>
          <table:table-cell office:value-type="float" office:value="4331.1137035357951" table:content-validation-name="val1" table:style-name="ce7">
            <text:p>4,331.11</text:p>
          </table:table-cell>
          <table:table-cell office:value-type="float" office:value="518" table:content-validation-name="val4" table:style-name="ce6">
            <text:p>518</text:p>
          </table:table-cell>
          <table:table-cell office:value-type="float" office:value="513.38918918910008" table:content-validation-name="val1" table:style-name="ce7">
            <text:p>513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937" table:style-name="ce8">
            <text:p>4,937</text:p>
          </table:table-cell>
          <table:table-cell office:value-type="float" office:value="4844.502892724895" table:style-name="ce9">
            <text:p>4,844.50</text:p>
          </table:table-cell>
          <table:table-cell table:style-name="ce7"/>
          <table:table-cell office:value-type="float" office:value="55162" table:style-name="ce8">
            <text:p>55,162</text:p>
          </table:table-cell>
          <table:table-cell office:value-type="float" office:value="52431.573476830294" table:style-name="ce9">
            <text:p>52,431.57</text:p>
          </table:table-cell>
          <table:table-cell office:value-type="currency" office:value="141693497.67000002" table:content-validation-name="val5" table:style-name="ce10">
            <text:p>£141,693,497.67</text:p>
          </table:table-cell>
          <table:table-cell office:value-type="currency" office:value="14061995.150000017" table:content-validation-name="val5" table:style-name="ce10">
            <text:p>£14,061,995.15</text:p>
          </table:table-cell>
          <table:table-cell office:value-type="currency" office:value="1941871.48" table:content-validation-name="val5" table:style-name="ce10">
            <text:p>£1,941,871.48</text:p>
          </table:table-cell>
          <table:table-cell office:value-type="currency" office:value="1894329.68" table:content-validation-name="val5" table:style-name="ce10">
            <text:p>£1,894,329.68</text:p>
          </table:table-cell>
          <table:table-cell office:value-type="currency" office:value="41132867.940000005" table:content-validation-name="val5" table:style-name="ce10">
            <text:p>£41,132,867.94</text:p>
          </table:table-cell>
          <table:table-cell office:value-type="currency" office:value="16332615.01" table:content-validation-name="val5" table:style-name="ce10">
            <text:p>£16,332,615.01</text:p>
          </table:table-cell>
          <table:table-cell office:value-type="currency" office:value="217057176.93000001" table:style-name="ce11">
            <text:p>£217,057,176.93</text:p>
          </table:table-cell>
          <table:table-cell office:value-type="currency" office:value="24963351.859999999" table:content-validation-name="val5" table:style-name="ce10">
            <text:p>£24,963,351.86</text:p>
          </table:table-cell>
          <table:table-cell office:value-type="currency" office:value="20225221.869999997" table:content-validation-name="val5" table:style-name="ce10">
            <text:p>£20,225,221.87</text:p>
          </table:table-cell>
          <table:table-cell office:value-type="currency" office:value="45188573.729999997" table:style-name="ce11">
            <text:p>£45,188,573.73</text:p>
          </table:table-cell>
          <table:table-cell office:value-type="currency" office:value="262245750.66" table:style-name="ce12">
            <text:p>£262,245,750.66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09" table:content-validation-name="val2" table:style-name="ce6">
            <text:p>409</text:p>
          </table:table-cell>
          <table:table-cell office:value-type="float" office:value="307.58" table:content-validation-name="val1" table:style-name="ce7">
            <text:p>307.58</text:p>
          </table:table-cell>
          <table:table-cell office:value-type="float" office:value="329" table:content-validation-name="val2" table:style-name="ce6">
            <text:p>329</text:p>
          </table:table-cell>
          <table:table-cell office:value-type="float" office:value="296.35000000000002" table:content-validation-name="val1" table:style-name="ce7">
            <text:p>296.35</text:p>
          </table:table-cell>
          <table:table-cell office:value-type="float" office:value="487" table:content-validation-name="val2" table:style-name="ce6">
            <text:p>487</text:p>
          </table:table-cell>
          <table:table-cell office:value-type="float" office:value="469.06" table:content-validation-name="val1" table:style-name="ce7">
            <text:p>469.06</text:p>
          </table:table-cell>
          <table:table-cell office:value-type="float" office:value="104" table:content-validation-name="val2" table:style-name="ce6">
            <text:p>104</text:p>
          </table:table-cell>
          <table:table-cell office:value-type="float" office:value="101.35" table:content-validation-name="val1" table:style-name="ce7">
            <text:p>101.3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39" table:style-name="ce8">
            <text:p>1,339</text:p>
          </table:table-cell>
          <table:table-cell office:value-type="float" office:value="1184.3399999999999" table:style-name="ce9">
            <text:p>1,184.3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7" table:content-validation-name="val1" table:style-name="ce6">
            <text:p>17</text:p>
          </table:table-cell>
          <table:table-cell office:value-type="float" office:value="17" table:content-validation-name="val3" table:style-name="ce7">
            <text:p>17.00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9">
            <text:p>17.00</text:p>
          </table:table-cell>
          <table:table-cell table:style-name="ce7"/>
          <table:table-cell office:value-type="float" office:value="1356" table:style-name="ce8">
            <text:p>1,356</text:p>
          </table:table-cell>
          <table:table-cell office:value-type="float" office:value="1201.3399999999999" table:style-name="ce9">
            <text:p>1,201.34</text:p>
          </table:table-cell>
          <table:table-cell office:value-type="currency" office:value="3283615.95" table:content-validation-name="val5" table:style-name="ce10">
            <text:p>£3,283,615.95</text:p>
          </table:table-cell>
          <table:table-cell office:value-type="currency" office:value="20476.64" table:content-validation-name="val5" table:style-name="ce10">
            <text:p>£20,476.6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8598.42" table:content-validation-name="val5" table:style-name="ce10">
            <text:p>£68,598.42</text:p>
          </table:table-cell>
          <table:table-cell office:value-type="currency" office:value="897389.33" table:content-validation-name="val5" table:style-name="ce10">
            <text:p>£897,389.33</text:p>
          </table:table-cell>
          <table:table-cell office:value-type="currency" office:value="335484.03999999998" table:content-validation-name="val5" table:style-name="ce10">
            <text:p>£335,484.04</text:p>
          </table:table-cell>
          <table:table-cell office:value-type="currency" office:value="4605564.38" table:style-name="ce11">
            <text:p>£4,605,564.38</text:p>
          </table:table-cell>
          <table:table-cell office:value-type="currency" office:value="243363.82" table:content-validation-name="val5" table:style-name="ce10">
            <text:p>£243,363.8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43363.82" table:style-name="ce11">
            <text:p>£243,363.82</text:p>
          </table:table-cell>
          <table:table-cell office:value-type="currency" office:value="4848928.2" table:style-name="ce12">
            <text:p>£4,848,928.2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4" table:content-validation-name="val2" table:style-name="ce6">
            <text:p>154</text:p>
          </table:table-cell>
          <table:table-cell office:value-type="float" office:value="148.57" table:content-validation-name="val1" table:style-name="ce7">
            <text:p>148.57</text:p>
          </table:table-cell>
          <table:table-cell office:value-type="float" office:value="390" table:content-validation-name="val2" table:style-name="ce6">
            <text:p>390</text:p>
          </table:table-cell>
          <table:table-cell office:value-type="float" office:value="368.32" table:content-validation-name="val1" table:style-name="ce7">
            <text:p>368.32</text:p>
          </table:table-cell>
          <table:table-cell office:value-type="float" office:value="381" table:content-validation-name="val2" table:style-name="ce6">
            <text:p>381</text:p>
          </table:table-cell>
          <table:table-cell office:value-type="float" office:value="373.53" table:content-validation-name="val1" table:style-name="ce7">
            <text:p>373.53</text:p>
          </table:table-cell>
          <table:table-cell office:value-type="float" office:value="48" table:content-validation-name="val2" table:style-name="ce6">
            <text:p>48</text:p>
          </table:table-cell>
          <table:table-cell office:value-type="float" office:value="46.52" table:content-validation-name="val1" table:style-name="ce7">
            <text:p>46.52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987" table:style-name="ce8">
            <text:p>987</text:p>
          </table:table-cell>
          <table:table-cell office:value-type="float" office:value="950.93999999999994" table:style-name="ce9">
            <text:p>950.9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88" table:style-name="ce8">
            <text:p>988</text:p>
          </table:table-cell>
          <table:table-cell office:value-type="float" office:value="951.93999999999994" table:style-name="ce9">
            <text:p>951.94</text:p>
          </table:table-cell>
          <table:table-cell office:value-type="currency" office:value="3152944" table:content-validation-name="val5" table:style-name="ce10">
            <text:p>£3,152,944.00</text:p>
          </table:table-cell>
          <table:table-cell office:value-type="currency" office:value="136505" table:content-validation-name="val5" table:style-name="ce10">
            <text:p>£136,505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2342" table:content-validation-name="val5" table:style-name="ce10">
            <text:p>£12,342.00</text:p>
          </table:table-cell>
          <table:table-cell office:value-type="currency" office:value="869356" table:content-validation-name="val5" table:style-name="ce10">
            <text:p>£869,356.00</text:p>
          </table:table-cell>
          <table:table-cell office:value-type="currency" office:value="368693" table:content-validation-name="val5" table:style-name="ce10">
            <text:p>£368,693.00</text:p>
          </table:table-cell>
          <table:table-cell office:value-type="currency" office:value="4539840" table:style-name="ce11">
            <text:p>£4,539,840.00</text:p>
          </table:table-cell>
          <table:table-cell office:value-type="currency" office:value="2940" table:content-validation-name="val5" table:style-name="ce10">
            <text:p>£2,940.00</text:p>
          </table:table-cell>
          <table:table-cell office:value-type="currency" office:value="11070" table:content-validation-name="val5" table:style-name="ce10">
            <text:p>£11,070.00</text:p>
          </table:table-cell>
          <table:table-cell office:value-type="currency" office:value="14010" table:style-name="ce11">
            <text:p>£14,010.00</text:p>
          </table:table-cell>
          <table:table-cell office:value-type="currency" office:value="4553850" table:style-name="ce12">
            <text:p>£4,553,850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7.63" table:content-validation-name="val1" table:style-name="ce7">
            <text:p>7.63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40" table:content-validation-name="val2" table:style-name="ce6">
            <text:p>40</text:p>
          </table:table-cell>
          <table:table-cell office:value-type="float" office:value="37.42" table:content-validation-name="val1" table:style-name="ce7">
            <text:p>37.42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7" table:style-name="ce8">
            <text:p>67</text:p>
          </table:table-cell>
          <table:table-cell office:value-type="float" office:value="57.849999999999994" table:style-name="ce9">
            <text:p>57.8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7" table:style-name="ce8">
            <text:p>67</text:p>
          </table:table-cell>
          <table:table-cell office:value-type="float" office:value="57.849999999999994" table:style-name="ce9">
            <text:p>57.85</text:p>
          </table:table-cell>
          <table:table-cell office:value-type="currency" office:value="210353.81" table:content-validation-name="val5" table:style-name="ce10">
            <text:p>£210,353.8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4947.99" table:content-validation-name="val5" table:style-name="ce10">
            <text:p>£54,947.99</text:p>
          </table:table-cell>
          <table:table-cell office:value-type="currency" office:value="22682.48" table:content-validation-name="val5" table:style-name="ce10">
            <text:p>£22,682.48</text:p>
          </table:table-cell>
          <table:table-cell office:value-type="currency" office:value="287984.27999999997" table:style-name="ce11">
            <text:p>£287,984.2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87984.27999999997" table:style-name="ce11">
            <text:p>£287,984.2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2" table:content-validation-name="val2" table:style-name="ce6">
            <text:p>92</text:p>
          </table:table-cell>
          <table:table-cell office:value-type="float" office:value="86.16" table:content-validation-name="val1" table:style-name="ce7">
            <text:p>86.16</text:p>
          </table:table-cell>
          <table:table-cell office:value-type="float" office:value="122" table:content-validation-name="val2" table:style-name="ce6">
            <text:p>122</text:p>
          </table:table-cell>
          <table:table-cell office:value-type="float" office:value="119.99" table:content-validation-name="val1" table:style-name="ce7">
            <text:p>119.99</text:p>
          </table:table-cell>
          <table:table-cell office:value-type="float" office:value="100" table:content-validation-name="val2" table:style-name="ce6">
            <text:p>100</text:p>
          </table:table-cell>
          <table:table-cell office:value-type="float" office:value="98.83" table:content-validation-name="val1" table:style-name="ce7">
            <text:p>98.83</text:p>
          </table:table-cell>
          <table:table-cell office:value-type="float" office:value="24" table:content-validation-name="val2" table:style-name="ce6">
            <text:p>24</text:p>
          </table:table-cell>
          <table:table-cell office:value-type="float" office:value="23.4" table:content-validation-name="val1" table:style-name="ce7">
            <text:p>23.40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0.89" table:content-validation-name="val1" table:style-name="ce7">
            <text:p>0.89</text:p>
          </table:table-cell>
          <table:table-cell office:value-type="float" office:value="349" table:style-name="ce8">
            <text:p>349</text:p>
          </table:table-cell>
          <table:table-cell office:value-type="float" office:value="335.26999999999992" table:style-name="ce9">
            <text:p>335.27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350" table:style-name="ce8">
            <text:p>350</text:p>
          </table:table-cell>
          <table:table-cell office:value-type="float" office:value="336.26999999999992" table:style-name="ce9">
            <text:p>336.27</text:p>
          </table:table-cell>
          <table:table-cell office:value-type="currency" office:value="1111752.94" table:content-validation-name="val5" table:style-name="ce10">
            <text:p>£1,111,752.94</text:p>
          </table:table-cell>
          <table:table-cell office:value-type="currency" office:value="6168.37" table:content-validation-name="val5" table:style-name="ce10">
            <text:p>£6,168.37</text:p>
          </table:table-cell>
          <table:table-cell office:value-type="currency" office:value="5082.5" table:content-validation-name="val5" table:style-name="ce10">
            <text:p>£5,082.50</text:p>
          </table:table-cell>
          <table:table-cell office:value-type="currency" office:value="5158.53" table:content-validation-name="val5" table:style-name="ce10">
            <text:p>£5,158.53</text:p>
          </table:table-cell>
          <table:table-cell office:value-type="currency" office:value="283836" table:content-validation-name="val5" table:style-name="ce10">
            <text:p>£283,836.00</text:p>
          </table:table-cell>
          <table:table-cell office:value-type="currency" office:value="119273.4" table:content-validation-name="val5" table:style-name="ce10">
            <text:p>£119,273.40</text:p>
          </table:table-cell>
          <table:table-cell office:value-type="currency" office:value="1531271.74" table:style-name="ce11">
            <text:p>£1,531,271.7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990.92" table:content-validation-name="val5" table:style-name="ce10">
            <text:p>£7,990.92</text:p>
          </table:table-cell>
          <table:table-cell office:value-type="currency" office:value="7990.92" table:style-name="ce11">
            <text:p>£7,990.92</text:p>
          </table:table-cell>
          <table:table-cell office:value-type="currency" office:value="1539262.66" table:style-name="ce12">
            <text:p>£1,539,262.6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11" table:content-validation-name="val2" table:style-name="ce6">
            <text:p>11</text:p>
          </table:table-cell>
          <table:table-cell office:value-type="float" office:value="10.5" table:content-validation-name="val1" table:style-name="ce7">
            <text:p>10.50</text:p>
          </table:table-cell>
          <table:table-cell office:value-type="float" office:value="81" table:content-validation-name="val2" table:style-name="ce6">
            <text:p>81</text:p>
          </table:table-cell>
          <table:table-cell office:value-type="float" office:value="79.13" table:content-validation-name="val1" table:style-name="ce7">
            <text:p>79.13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7" table:style-name="ce8">
            <text:p>107</text:p>
          </table:table-cell>
          <table:table-cell office:value-type="float" office:value="104.44" table:style-name="ce9">
            <text:p>104.4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7" table:style-name="ce8">
            <text:p>107</text:p>
          </table:table-cell>
          <table:table-cell office:value-type="float" office:value="104.44" table:style-name="ce9">
            <text:p>104.44</text:p>
          </table:table-cell>
          <table:table-cell office:value-type="currency" office:value="310474.15000000002" table:content-validation-name="val5" table:style-name="ce10">
            <text:p>£310,474.15</text:p>
          </table:table-cell>
          <table:table-cell office:value-type="currency" office:value="6030.07" table:content-validation-name="val5" table:style-name="ce10">
            <text:p>£6,030.0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1382.199999999939" table:content-validation-name="val5" table:style-name="ce10">
            <text:p>£81,382.20</text:p>
          </table:table-cell>
          <table:table-cell office:value-type="currency" office:value="33524.84000000004" table:content-validation-name="val5" table:style-name="ce10">
            <text:p>£33,524.84</text:p>
          </table:table-cell>
          <table:table-cell office:value-type="currency" office:value="431411.26" table:style-name="ce11">
            <text:p>£431,411.2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31411.26" table:style-name="ce12">
            <text:p>£431,411.2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10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3-22T11:15:30Z</dc:date>
  </office:meta>
</office:document-meta>
</file>